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ixedSumSheet" table:style-name="ta1">
        <table:table-column table:style-name="co1" table:default-cell-style-name="Default"/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</table:table>
      <table:table table:name="VariableSumSheet" table:style-name="ta1">
        <table:table-column table:style-name="co1" table:default-cell-style-name="Default"/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number:number-style style:name="N106">
      <number:number number:decimal-places="1" number:min-integer-digits="1" number:grouping="true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16:44:38.074936303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20:38:21.771475337</meta:creation-date>
    <meta:generator>LibreOffice/4.3.7.2$Linux_X86_64 LibreOffice_project/430m0$Build-2</meta:generator>
    <dc:date>2016-02-26T18:13:54.355241386</dc:date>
    <meta:editing-duration>PT1H13M11S</meta:editing-duration>
    <meta:editing-cycles>13</meta:editing-cycles>
    <meta:document-statistic meta:table-count="2" meta:cell-count="10999" meta:object-count="0"/>
  </office:meta>
</office:document-meta>
</file>